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73ED00009698000054AB285A8DC6.svg" manifest:media-type=""/>
  <manifest:file-entry manifest:full-path="Pictures/10000201000003AF000002121B6950F0.png" manifest:media-type=""/>
  <manifest:file-entry manifest:full-path="Pictures/100000000000042B000001314548A66D.jpg" manifest:media-type=""/>
  <manifest:file-entry manifest:full-path="Pictures/100000000000005E0000005E60E90F8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驛正黑" svg:font-family="文泉驛正黑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文泉驛正黑1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subtitle">
      <style:graphic-properties draw:fill-color="#ffffff" fo:min-height="16.445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3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office:forms form:automatic-focus="false" form:apply-design-mode="false"/>
        <draw:frame presentation:style-name="pr1" draw:text-style-name="P1" draw:layer="layout" svg:width="22.5cm" svg:height="16.445cm" svg:x="3.2cm" svg:y="2.555cm" presentation:class="subtitle" presentation:user-transformed="true">
          <draw:text-box>
            <text:p><text:span text:style-name="T1">10/22</text:span><text:span text:style-name="T1">進度報告</text:span></text:p>
            <text:p><text:span text:style-name="T2">報告者：林廣學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text-style-name="P2" draw:layer="layout" svg:width="22.5cm" svg:height="3.067cm" svg:x="1.4cm" svg:y="0.8cm" presentation:class="title">
          <draw:text-box>
            <text:p text:style-name="P2">上禮拜在.......</text:p>
          </draw:text-box>
        </draw:frame>
        <draw:frame presentation:style-name="pr4" draw:layer="layout" svg:width="25.2cm" svg:height="12.18cm" svg:x="1.4cm" svg:y="5.066cm" presentation:class="outline">
          <draw:text-box>
            <text:list text:style-name="L2">
              <text:list-item>
                <text:p>在推薦學習點的類別新增更新使用者的學習狀態函式</text:p>
              </text:list-item>
              <text:list-item>
                <text:p>推薦學習點API初步建制(架構調整中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text-style-name="P3" draw:layer="layout" svg:width="22.5cm" svg:height="3.067cm" svg:x="1.4cm" svg:y="0.8cm" presentation:class="title">
          <draw:text-box>
            <text:list text:style-name="L1">
              <text:list-header>
                <text:p text:style-name="P2"><text:span text:style-name="T3">更新使用者的學習狀態</text:span><text:span text:style-name="T3">---</text:span><text:span text:style-name="T3">程式碼</text:span></text:p>
              </text:list-header>
            </text:list>
          </draw:text-box>
        </draw:frame>
        <draw:frame draw:style-name="gr2" draw:text-style-name="P4" draw:layer="layout" svg:width="28cm" svg:height="8.8cm" svg:x="0cm" svg:y="7.2cm" presentation:class="graphic" presentation:user-transformed="true">
          <draw:image xlink:href="Pictures/100000000000042B000001314548A66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驛正黑" svg:font-family="文泉驛正黑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文泉驛正黑1" svg:font-family="文泉驛正黑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驛正黑" fo:font-size="24pt" fo:language="en" fo:country="US" style:font-name-asian="文泉驛正黑1" style:font-size-asian="24pt" style:language-asian="zh" style:country-asian="TW" style:font-name-complex="文泉驛正黑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文泉驛正黑1" style:font-size-asian="18pt" style:font-style-asian="normal" style:font-weight-asian="normal" style:font-name-complex="文泉驛正黑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文泉驛正黑1" style:font-size-asian="20pt" style:font-style-asian="normal" style:font-weight-asian="normal" style:font-name-complex="文泉驛正黑1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文泉驛正黑1" style:font-size-asian="32pt" style:font-style-asian="normal" style:font-weight-asian="normal" style:font-name-complex="文泉驛正黑1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文泉驛正黑1" style:font-size-asian="32pt" style:font-style-asian="normal" style:font-weight-asian="normal" style:font-name-complex="文泉驛正黑1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文泉驛正黑1" style:font-size-asian="44pt" style:font-style-asian="normal" style:font-weight-asian="normal" style:font-name-complex="文泉驛正黑1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3" draw:text-style-name="MP4" draw:layer="backgroundobjects" svg:width="27.999cm" svg:height="20.988cm" svg:x="0cm" svg:y="0cm">
        <draw:image xlink:href="Pictures/10000201000003AF000002121B6950F0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2T07:35:20.204612946</meta:creation-date>
    <dc:date>2013-10-22T17:41:40.256995683</dc:date>
    <meta:editing-duration>PT1H9M21S</meta:editing-duration>
    <meta:editing-cycles>2</meta:editing-cycles>
    <meta:generator>LibreOffice/4.1.2.3$Linux_X86_64 LibreOffice_project/410m0$Build-3</meta:generator>
    <meta:document-statistic meta:object-count="44"/>
  </office:meta>
</office:document-meta>
</file>